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1122713"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6629423"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6648345"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6630349"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6644854"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6637178"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6620644"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6634505"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6623080"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6651017"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6645992"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6623344"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6651316"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6638953"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6623012"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6623722"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6644345"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24353"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6638201"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6644298"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6640713"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6642429"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41192"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6621044"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6642181"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6652742"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6646136"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6653112"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6631311"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37733"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6636550"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66531121"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6641477"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6642809"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6645999"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6650185"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38399"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6627737"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6650752"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6640669"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6644531"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6638452"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6648514"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34634"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6636072"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6644666"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6625075"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6645549"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6643983"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6650974"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51487"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6648395"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6621374"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6623169"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6650091"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46624"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6639884"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6640861"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6629165"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6644348"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49753"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6621761"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6629264"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6630982"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6628080"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初始化之后basic_string_size(pt_dest) == basic_string_size(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1"/>
      <text:p text:style-name="P21"/>
      <text:list xml:id="list36651039"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text:soft-page-break/>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text:soft-page-break/></text:p>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soft-page-break/><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text:soft-page-break/>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6624127"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ext:soft-page-break/>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ext:soft-page-break/>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text:soft-page-break/>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soft-page-break/><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soft-page-break/><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soft-page-break/><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text:soft-page-break/>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text:soft-page-break/>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text:soft-page-break/>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soft-page-break/><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ext:soft-page-break/>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text:soft-page-break/>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36997" text:continue-numbering="true" text:style-name="WW8Num13">
        <text:list-item>
          <text:h text:style-name="P50" text:outline-level="1">libcstl 2.1<text:span text:style-name="T20">更新</text:span></text:h>
          <text:list>
            <text:list-item>
              <text:h text:style-name="P58" text:outline-level="2"><text:span text:style-name="T6">libcstl 2.1</text:span><text:span text:style-name="T3">新特性</text:span></text:h>
            </text:list-item>
          </text:list>
        </text:list-item>
      </text:list>
      <text:list xml:id="list31126432"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list xml:id="list36645324" text:continue-list="list36636997" text:style-name="WW8Num13">
        <text:list-item>
          <text:list>
            <text:list-item>
              <text:h text:style-name="P58" text:outline-level="2"><text:span text:style-name="T6">libcstl 2.1</text:span><text:span text:style-name="T3">改善</text:span></text:h>
            </text:list-item>
          </text:list>
        </text:list-item>
      </text:list>
      <text:list xml:id="list31135703"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6638600" text:continue-list="list36645324" text:style-name="WW8Num13">
        <text:list-item>
          <text:list>
            <text:list-item>
              <text:h text:style-name="P58" text:outline-level="2"><text:span text:style-name="T6">libcstl 2.1</text:span><text:span text:style-name="T3">代码的优化</text:span></text:h>
            </text:list-item>
          </text:list>
        </text:list-item>
      </text:list>
      <text:list xml:id="list36635038" text:continue-list="list31135703"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text:soft-page-break/>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text:soft-page-break/>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6640239" text:continue-list="list36638600"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ext:soft-page-break/>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3-08T16:51:01.31</dc:date>
    <meta:editing-cycles>1900</meta:editing-cycles>
    <meta:editing-duration>PT468H07M39S</meta:editing-duration>
    <meta:generator>OpenOffice.org/3.2$Win32 OpenOffice.org_project/320m18$Build-9502</meta:generator>
    <dc:creator>Wang Bo</dc:creator>
    <meta:document-statistic meta:table-count="619" meta:image-count="41" meta:object-count="0" meta:page-count="266" meta:paragraph-count="8261" meta:word-count="67633" meta:character-count="254615"/>
  </office:meta>
</office:document-meta>
</file>